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36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37"/>
    <style:style style:name="ce8" style:family="table-cell" style:parent-style-name="Default" style:data-style-name="N0"/>
    <style:style style:name="co1" style:family="table-column">
      <style:table-column-properties fo:break-before="auto" style:column-width="0.95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0.449791666666667cm"/>
    </style:style>
    <style:style style:name="co5" style:family="table-column">
      <style:table-column-properties fo:break-before="auto" style:column-width="1.931458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1.98437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SP_hurdacı_al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2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2"/>
        <table:table-column table:style-name="co2" table:default-cell-style-name="ce3"/>
        <table:table-column table:style-name="co2" table:default-cell-style-name="ce2"/>
        <table:table-column table:style-name="co6" table:number-columns-repeated="1637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Lİ DEMİREL</text:p>
          </table:table-cell>
          <table:table-cell table:number-columns-repeated="3" table:style-name="ce1"/>
          <table:table-cell table:style-name="ce2"/>
          <table:table-cell table:number-columns-repeated="16378"/>
        </table:table-row>
        <table:table-row table:style-name="ro1">
          <table:table-cell/>
          <table:table-cell table:style-name="ce4"/>
          <table:table-cell table:number-columns-repeated="3" table:style-name="ce1"/>
          <table:table-cell table:style-name="ce2"/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KİRA HESAP ÖZETİ</text:p>
          </table:table-cell>
          <table:table-cell table:number-columns-repeated="2" table:style-name="ce1"/>
          <table:table-cell table:style-name="ce2"/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30-11-2021 * 29-11-2021</text:p>
          </table:table-cell>
          <table:table-cell table:number-columns-repeated="2" table:style-name="ce1"/>
          <table:table-cell table:style-name="ce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3" table:style-name="ce1"/>
          <table:table-cell office:value-type="string" table:style-name="ce5">
            <text:p>tutar</text:p>
          </table:table-cell>
          <table:table-cell office:value-type="string" table:style-name="ce6">
            <text:p>baki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7"/>
          <table:table-cell office:value-type="string" table:style-name="ce1">
            <text:p>2020-21 kira bedeli</text:p>
          </table:table-cell>
          <table:table-cell table:style-name="ce1"/>
          <table:table-cell office:value-type="float" office:value="36000" table:style-name="ce2">
            <text:p>36.000,00</text:p>
          </table:table-cell>
          <table:table-cell office:value-type="float" office:value="36000" table:formula="of:=[.E8]" table:style-name="ce2">
            <text:p>36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0-10-15T00:00:00" table:style-name="ce7">
            <text:p>15.10.2020</text:p>
          </table:table-cell>
          <table:table-cell office:value-type="string" table:style-name="ce1">
            <text:p>İndirim<text:s text:c="2"/></text:p>
          </table:table-cell>
          <table:table-cell table:style-name="ce1"/>
          <table:table-cell office:value-type="float" office:value="-1000" table:style-name="ce2">
            <text:p>-1.000,00</text:p>
          </table:table-cell>
          <table:table-cell office:value-type="float" office:value="35000" table:formula="of:=[.F8]+[.E9]" table:style-name="ce2">
            <text:p>35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0-10-15T00:00:00" table:style-name="ce7">
            <text:p>15.10.2020</text:p>
          </table:table-cell>
          <table:table-cell office:value-type="string" table:style-name="ce1">
            <text:p>Nakit Ödeme 20000</text:p>
          </table:table-cell>
          <table:table-cell table:style-name="ce1"/>
          <table:table-cell office:value-type="float" office:value="-20000" table:style-name="ce2">
            <text:p>-20.000,00</text:p>
          </table:table-cell>
          <table:table-cell office:value-type="float" office:value="15000" table:formula="of:=[.F9]+[.E10]" table:style-name="ce2">
            <text:p>15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number-columns-repeated="3" table:style-name="ce1"/>
          <table:table-cell table:style-name="ce2"/>
          <table:table-cell office:value-type="float" office:value="15000" table:formula="of:=[.F10]+[.E11]" table:style-name="ce2">
            <text:p>15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0-11-30T00:00:00" table:style-name="ce7">
            <text:p>30.11.2020</text:p>
          </table:table-cell>
          <table:table-cell office:value-type="string" table:style-name="ce1">
            <text:p>Senet 3000 TL</text:p>
          </table:table-cell>
          <table:table-cell table:style-name="ce1"/>
          <table:table-cell office:value-type="float" office:value="-3000" table:style-name="ce2">
            <text:p>-3.000,00</text:p>
          </table:table-cell>
          <table:table-cell office:value-type="float" office:value="12000" table:formula="of:=[.F11]+[.E12]" table:style-name="ce2">
            <text:p>12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1-30T00:00:00" table:style-name="ce7">
            <text:p>30.01.2021</text:p>
          </table:table-cell>
          <table:table-cell office:value-type="string" table:style-name="ce1">
            <text:p>Senet 6000 TL</text:p>
          </table:table-cell>
          <table:table-cell table:style-name="ce1"/>
          <table:table-cell office:value-type="float" office:value="-6000" table:style-name="ce2">
            <text:p>-6.000,00</text:p>
          </table:table-cell>
          <table:table-cell office:value-type="float" office:value="6000" table:formula="of:=[.F12]+[.E13]" table:style-name="ce2">
            <text:p>6.00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0-03-30T00:00:00" table:style-name="ce7">
            <text:p>30.03.2020</text:p>
          </table:table-cell>
          <table:table-cell office:value-type="string" table:style-name="ce1">
            <text:p>Senet 6000 TL</text:p>
          </table:table-cell>
          <table:table-cell table:style-name="ce1"/>
          <table:table-cell office:value-type="float" office:value="-6000" table:style-name="ce2">
            <text:p>-6.000,00</text:p>
          </table:table-cell>
          <table:table-cell office:value-type="float" office:value="0" table:formula="of:=[.F13]+[.E14]" table:style-name="ce2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7"/>
          <table:table-cell office:value-type="string" table:style-name="ce1">
            <text:p>2020-21 kira bedeli son ödemesi</text:p>
          </table:table-cell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 table:style-name="ce1"/>
          <table:table-cell table:style-name="ce7"/>
          <table:table-cell table:number-columns-repeated="2" table:style-name="ce1"/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5-30T00:00:00" table:style-name="ce7">
            <text:p>30.05.2021</text:p>
          </table:table-cell>
          <table:table-cell office:value-type="string" table:style-name="ce1">
            <text:p>2021-22 6000 TL</text:p>
          </table:table-cell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7-30T00:00:00" table:style-name="ce7">
            <text:p>30.07.2021</text:p>
          </table:table-cell>
          <table:table-cell office:value-type="string" table:style-name="ce1">
            <text:p>2021-22 6000 TL</text:p>
          </table:table-cell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09-30T00:00:00" table:style-name="ce7">
            <text:p>30.09.2021</text:p>
          </table:table-cell>
          <table:table-cell office:value-type="string" table:style-name="ce1">
            <text:p>2021-22 6000 TL</text:p>
          </table:table-cell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 table:style-name="ce1"/>
          <table:table-cell office:value-type="date" office:date-value="2021-11-30T00:00:00" table:style-name="ce7">
            <text:p>30.11.2021</text:p>
          </table:table-cell>
          <table:table-cell office:value-type="string" table:style-name="ce1">
            <text:p>2021-22 6000 TL</text:p>
          </table:table-cell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 table:style-name="ce1"/>
          <table:table-cell table:style-name="ce7"/>
          <table:table-cell office:value-type="string" table:style-name="ce1">
            <text:p>Tüfe oranında zam</text:p>
          </table:table-cell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/>
          <table:table-cell table:style-name="ce7"/>
          <table:table-cell office:value-type="string" table:style-name="ce1">
            <text:p>2021-22 kira bedeli</text:p>
          </table:table-cell>
          <table:table-cell table:style-name="ce1"/>
          <table:table-cell table:number-columns-repeated="2" table:style-name="ce2"/>
          <table:table-cell table:number-columns-repeated="3" table:style-name="ce1"/>
          <table:table-cell table:number-columns-repeated="2" table:style-name="ce2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2-01-30T00:00:00" table:style-name="ce7">
            <text:p>30.01.2022</text:p>
          </table:table-cell>
          <table:table-cell office:value-type="string" table:style-name="ce1">
            <text:p>2021-22 5.taksit</text:p>
          </table:table-cell>
          <table:table-cell table:number-columns-repeated="2" table:style-name="ce1"/>
          <table:table-cell table:style-name="ce2"/>
          <table:table-cell table:number-columns-repeated="3" table:style-name="ce1"/>
          <table:table-cell table:number-columns-repeated="2" table:style-name="ce2"/>
          <table:table-cell table:number-columns-repeated="16373"/>
        </table:table-row>
        <table:table-row table:style-name="ro1">
          <table:table-cell/>
          <table:table-cell office:value-type="date" office:date-value="2022-03-30T00:00:00" table:style-name="ce7">
            <text:p>30.03.2022</text:p>
          </table:table-cell>
          <table:table-cell office:value-type="string" table:style-name="ce1">
            <text:p>2021-22 6.taksit</text:p>
          </table:table-cell>
          <table:table-cell table:number-columns-repeated="2" table:style-name="ce1"/>
          <table:table-cell table:style-name="ce2"/>
          <table:table-cell table:number-columns-repeated="3" table:style-name="ce1"/>
          <table:table-cell table:number-columns-repeated="2" table:style-name="ce2"/>
          <table:table-cell table:number-columns-repeated="16373"/>
        </table:table-row>
        <table:table-row table:number-rows-repeated="2" table:style-name="ro1">
          <table:table-cell/>
          <table:table-cell table:style-name="ce7"/>
          <table:table-cell table:number-columns-repeated="3" table:style-name="ce1"/>
          <table:table-cell table:style-name="ce2"/>
          <table:table-cell table:number-columns-repeated="3" table:style-name="ce1"/>
          <table:table-cell table:number-columns-repeated="2" table:style-name="ce2"/>
          <table:table-cell table:number-columns-repeated="16373"/>
        </table:table-row>
        <table:table-row table:style-name="ro1">
          <table:table-cell/>
          <table:table-cell office:value-type="date" office:date-value="2021-11-08T00:00:00" table:style-name="ce7">
            <text:p>08.11.2021</text:p>
          </table:table-cell>
          <table:table-cell office:value-type="string" table:style-name="ce1">
            <text:p>anlşamaya uyulmadı</text:p>
          </table:table-cell>
          <table:table-cell table:number-columns-repeated="2" table:style-name="ce1"/>
          <table:table-cell table:style-name="ce2"/>
          <table:table-cell table:number-columns-repeated="3" table:style-name="ce1"/>
          <table:table-cell table:number-columns-repeated="2" table:style-name="ce2"/>
          <table:table-cell table:number-columns-repeated="16373"/>
        </table:table-row>
        <table:table-row table:style-name="ro1">
          <table:table-cell/>
          <table:table-cell table:style-name="ce7"/>
          <table:table-cell office:value-type="string" table:style-name="ce1">
            <text:p>5. ay ve sonrası ödemeler yapılmadı kira peşin ödenecek</text:p>
          </table:table-cell>
          <table:table-cell table:number-columns-repeated="2" table:style-name="ce1"/>
          <table:table-cell table:style-name="ce2"/>
          <table:table-cell table:number-columns-repeated="3" table:style-name="ce1"/>
          <table:table-cell table:number-columns-repeated="2" table:style-name="ce2"/>
          <table:table-cell table:number-columns-repeated="16373"/>
        </table:table-row>
        <table:table-row table:style-name="ro1">
          <table:table-cell/>
          <table:table-cell table:style-name="ce7"/>
          <table:table-cell table:number-columns-repeated="3" table:style-name="ce1"/>
          <table:table-cell table:style-name="ce2"/>
          <table:table-cell table:number-columns-repeated="5" table:style-name="ce1"/>
          <table:table-cell table:number-columns-repeated="16373"/>
        </table:table-row>
        <table:table-row table:style-name="ro1">
          <table:table-cell/>
          <table:table-cell office:value-type="date" office:date-value="2021-11-08T00:00:00" table:style-name="ce7">
            <text:p>08.11.2021</text:p>
          </table:table-cell>
          <table:table-cell office:value-type="string" table:style-name="ce1">
            <text:p>1. yıl yıllık kira</text:p>
          </table:table-cell>
          <table:table-cell table:style-name="ce1"/>
          <table:table-cell office:value-type="float" office:value="36000" table:style-name="ce2">
            <text:p>36.000,00</text:p>
          </table:table-cell>
          <table:table-cell table:style-name="ce2"/>
          <table:table-cell table:number-columns-repeated="5" table:style-name="ce1"/>
          <table:table-cell table:number-columns-repeated="16373"/>
        </table:table-row>
        <table:table-row table:style-name="ro1">
          <table:table-cell/>
          <table:table-cell table:style-name="ce1"/>
          <table:table-cell office:value-type="string" table:style-name="ce1">
            <text:p>2021-10 tüfe 19,89</text:p>
          </table:table-cell>
          <table:table-cell table:style-name="ce1"/>
          <table:table-cell office:value-type="float" office:value="7160.4" table:formula="of:=[.E31]*19.89/100" table:style-name="ce2">
            <text:p>7.160,40</text:p>
          </table:table-cell>
          <table:table-cell table:style-name="ce2"/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2"/>
          <table:table-cell table:number-columns-repeated="2" table:style-name="ce1"/>
          <table:table-cell table:style-name="ce2"/>
          <table:table-cell office:value-type="float" office:value="0" table:formula="of:=[.F32]+[.E33]" table:style-name="ce2">
            <text:p>0,00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2021-22 kira bedeli</text:p>
          </table:table-cell>
          <table:table-cell table:style-name="ce1"/>
          <table:table-cell office:value-type="float" office:value="43160.4" table:formula="of:=[.E31]+[.E32]" table:style-name="ce2">
            <text:p>43.160,40</text:p>
          </table:table-cell>
          <table:table-cell office:value-type="float" office:value="43160.4" table:formula="of:=[.F33]+[.E34]" table:style-name="ce2">
            <text:p>43.160,40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21-22 ödeme</text:p>
          </table:table-cell>
          <table:table-cell table:style-name="ce1"/>
          <table:table-cell office:value-type="float" office:value="-43160" table:style-name="ce2">
            <text:p>-43.160,00</text:p>
          </table:table-cell>
          <table:table-cell office:value-type="float" office:value="0.40000000000145519" table:formula="of:=[.F34]+[.E35]" table:style-name="ce2">
            <text:p>0,40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elektrik teminat</text:p>
          </table:table-cell>
          <table:table-cell table:style-name="ce1"/>
          <table:table-cell office:value-type="float" office:value="1500" table:style-name="ce1">
            <text:p>1500</text:p>
          </table:table-cell>
          <table:table-cell office:value-type="float" office:value="1500.4000000000015" table:formula="of:=[.F35]+[.E36]" table:style-name="ce2">
            <text:p>1.500,40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2"/>
          <table:table-cell table:number-columns-repeated="3" table:style-name="ce1"/>
          <table:table-cell office:value-type="float" office:value="1500.4000000000015" table:formula="of:=[.F36]+[.E37]" table:style-name="ce2">
            <text:p>1.500,40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2"/>
          <table:table-cell table:number-columns-repeated="3" table:style-name="ce1"/>
          <table:table-cell office:value-type="float" office:value="1500.4000000000015" table:formula="of:=[.F37]+[.E38]" table:style-name="ce2">
            <text:p>1.500,40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2"/>
          <table:table-cell table:number-columns-repeated="3" table:style-name="ce1"/>
          <table:table-cell office:value-type="float" office:value="1500.4000000000015" table:formula="of:=[.F38]+[.E39]" table:style-name="ce2">
            <text:p>1.500,40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">
            <text:p>Ocak 2021- elektrik teminat için</text:p>
          </table:table-cell>
          <table:table-cell table:style-name="ce2"/>
          <table:table-cell office:value-type="float" office:value="-42.07" table:style-name="ce1">
            <text:p>-42,07</text:p>
          </table:table-cell>
          <table:table-cell office:value-type="float" office:value="1458.3300000000015" table:formula="of:=[.F39]+[.E40]" table:style-name="ce2">
            <text:p>1.458,33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">
            <text:p>şubat</text:p>
          </table:table-cell>
          <table:table-cell table:style-name="ce2"/>
          <table:table-cell office:value-type="float" office:value="-34.450000000000003" table:style-name="ce1">
            <text:p>-34,45</text:p>
          </table:table-cell>
          <table:table-cell office:value-type="float" office:value="1423.8800000000015" table:formula="of:=[.F40]+[.E41]" table:style-name="ce2">
            <text:p>1.423,88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mart</text:p>
          </table:table-cell>
          <table:table-cell table:style-name="ce2"/>
          <table:table-cell office:value-type="float" office:value="-20.05" table:style-name="ce1">
            <text:p>-20,05</text:p>
          </table:table-cell>
          <table:table-cell office:value-type="float" office:value="1403.8300000000015" table:formula="of:=[.F41]+[.E42]" table:style-name="ce2">
            <text:p>1.403,83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nisan</text:p>
          </table:table-cell>
          <table:table-cell table:style-name="ce2"/>
          <table:table-cell office:value-type="float" office:value="-34.700000000000003" table:style-name="ce1">
            <text:p>-34,7</text:p>
          </table:table-cell>
          <table:table-cell office:value-type="float" office:value="1369.1300000000015" table:formula="of:=[.F42]+[.E43]" table:style-name="ce2">
            <text:p>1.369,13</text:p>
          </table:table-cell>
          <table:table-cell table:number-columns-repeated="3" table:style-name="ce1"/>
          <table:table-cell table:number-columns-repeated="2" table:style-name="ce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">
            <text:p>mayıs</text:p>
          </table:table-cell>
          <table:table-cell table:style-name="ce2"/>
          <table:table-cell office:value-type="float" office:value="-34.340000000000003" table:style-name="ce1">
            <text:p>-34,34</text:p>
          </table:table-cell>
          <table:table-cell office:value-type="float" office:value="1334.7900000000016" table:formula="of:=[.F43]+[.E44]" table:style-name="ce2">
            <text:p>1.334,79</text:p>
          </table:table-cell>
          <table:table-cell table:number-columns-repeated="3" table:style-name="ce1"/>
          <table:table-cell table:number-columns-repeated="2" table:style-name="ce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">
            <text:p>haziran</text:p>
          </table:table-cell>
          <table:table-cell table:style-name="ce2"/>
          <table:table-cell office:value-type="float" office:value="65.91" table:style-name="ce1">
            <text:p>65,91</text:p>
          </table:table-cell>
          <table:table-cell office:value-type="float" office:value="1400.7000000000016" table:formula="of:=[.F44]+[.E45]" table:style-name="ce2">
            <text:p>1.400,70</text:p>
          </table:table-cell>
          <table:table-cell table:number-columns-repeated="3" table:style-name="ce1"/>
          <table:table-cell table:number-columns-repeated="2" table:style-name="ce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">
            <text:p>temmuz</text:p>
          </table:table-cell>
          <table:table-cell table:style-name="ce2"/>
          <table:table-cell office:value-type="float" office:value="-31.54" table:style-name="ce1">
            <text:p>-31,54</text:p>
          </table:table-cell>
          <table:table-cell office:value-type="float" office:value="1369.1600000000017" table:formula="of:=[.F45]+[.E46]" table:style-name="ce2">
            <text:p>1.369,16</text:p>
          </table:table-cell>
          <table:table-cell table:number-columns-repeated="3" table:style-name="ce1"/>
          <table:table-cell table:number-columns-repeated="2" table:style-name="ce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ağustos</text:p>
          </table:table-cell>
          <table:table-cell table:style-name="ce2"/>
          <table:table-cell office:value-type="float" office:value="0" table:style-name="ce1">
            <text:p>0</text:p>
          </table:table-cell>
          <table:table-cell office:value-type="float" office:value="1369.1600000000017" table:formula="of:=[.F46]+[.E47]" table:style-name="ce2">
            <text:p>1.369,16</text:p>
          </table:table-cell>
          <table:table-cell table:number-columns-repeated="3" table:style-name="ce1"/>
          <table:table-cell table:number-columns-repeated="2" table:style-name="ce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">
            <text:p>eylül</text:p>
          </table:table-cell>
          <table:table-cell table:style-name="ce2"/>
          <table:table-cell office:value-type="float" office:value="-45.99" table:style-name="ce1">
            <text:p>-45,99</text:p>
          </table:table-cell>
          <table:table-cell office:value-type="float" office:value="1323.1700000000017" table:formula="of:=[.F47]+[.E48]" table:style-name="ce2">
            <text:p>1.323,17</text:p>
          </table:table-cell>
          <table:table-cell table:number-columns-repeated="3" table:style-name="ce1"/>
          <table:table-cell table:number-columns-repeated="2" table:style-name="ce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8">
            <text:p>ekim</text:p>
          </table:table-cell>
          <table:table-cell table:style-name="ce2"/>
          <table:table-cell office:value-type="float" office:value="-42.89" table:style-name="ce1">
            <text:p>-42,89</text:p>
          </table:table-cell>
          <table:table-cell office:value-type="float" office:value="1280.2800000000016" table:formula="of:=[.F48]+[.E49]" table:style-name="ce2">
            <text:p>1.280,28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8">
            <text:p>kasım</text:p>
          </table:table-cell>
          <table:table-cell table:style-name="ce2"/>
          <table:table-cell office:value-type="float" office:value="-34.979999999999997" table:style-name="ce1">
            <text:p>-34,98</text:p>
          </table:table-cell>
          <table:table-cell office:value-type="float" office:value="1245.3000000000015" table:formula="of:=[.F49]+[.E50]" table:style-name="ce2">
            <text:p>1.245,3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8">
            <text:p>aralık</text:p>
          </table:table-cell>
          <table:table-cell table:style-name="ce2"/>
          <table:table-cell office:value-type="float" office:value="0" table:style-name="ce1">
            <text:p>0</text:p>
          </table:table-cell>
          <table:table-cell office:value-type="float" office:value="1245.3000000000015" table:formula="of:=[.F50]+[.E51]" table:style-name="ce2">
            <text:p>1.245,3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8">
            <text:p>Ocak 2022- elektrik teminat için</text:p>
          </table:table-cell>
          <table:table-cell table:style-name="ce2"/>
          <table:table-cell office:value-type="float" office:value="-30.04" table:style-name="ce1">
            <text:p>-30,04</text:p>
          </table:table-cell>
          <table:table-cell office:value-type="float" office:value="1215.2600000000016" table:formula="of:=[.F51]+[.E52]" table:style-name="ce2">
            <text:p>1.215,26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8">
            <text:p>şubat</text:p>
          </table:table-cell>
          <table:table-cell table:style-name="ce2"/>
          <table:table-cell office:value-type="float" office:value="-135.32" table:style-name="ce1">
            <text:p>-135,32</text:p>
          </table:table-cell>
          <table:table-cell office:value-type="float" office:value="1079.9400000000016" table:formula="of:=[.F52]+[.E53]" table:style-name="ce2">
            <text:p>1.079,94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mart</text:p>
          </table:table-cell>
          <table:table-cell table:style-name="ce2"/>
          <table:table-cell office:value-type="float" office:value="-98.9" table:style-name="ce1">
            <text:p>-98,9</text:p>
          </table:table-cell>
          <table:table-cell office:value-type="float" office:value="981.04000000000167" table:formula="of:=[.F53]+[.E54]" table:style-name="ce2">
            <text:p>981,04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nisan</text:p>
          </table:table-cell>
          <table:table-cell table:style-name="ce2"/>
          <table:table-cell office:value-type="float" office:value="-135.6" table:style-name="ce1">
            <text:p>-135,6</text:p>
          </table:table-cell>
          <table:table-cell office:value-type="float" office:value="845.44000000000165" table:formula="of:=[.F54]+[.E55]" table:style-name="ce2">
            <text:p>845,44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8">
            <text:p>Mayıs <text:s text:c="10"/>50 su</text:p>
          </table:table-cell>
          <table:table-cell table:style-name="ce2"/>
          <table:table-cell office:value-type="float" office:value="-214.37" table:style-name="ce1">
            <text:p>-214,37</text:p>
          </table:table-cell>
          <table:table-cell office:value-type="float" office:value="631.07000000000164" table:formula="of:=[.F55]+[.E56]" table:style-name="ce2">
            <text:p>631,07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8">
            <text:p>Haziran <text:s text:c="7"/>200 su</text:p>
          </table:table-cell>
          <table:table-cell table:style-name="ce2"/>
          <table:table-cell office:value-type="float" office:value="-427.65" table:style-name="ce1">
            <text:p>-427,65</text:p>
          </table:table-cell>
          <table:table-cell office:value-type="float" office:value="203.42000000000166" table:formula="of:=[.F56]+[.E57]" table:style-name="ce2">
            <text:p>203,4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8">
            <text:p>Temmuz <text:s text:c="6"/>200 su</text:p>
          </table:table-cell>
          <table:table-cell table:style-name="ce2"/>
          <table:table-cell office:value-type="float" office:value="-446.55" table:style-name="ce1">
            <text:p>-446,55</text:p>
          </table:table-cell>
          <table:table-cell office:value-type="float" office:value="-243.12999999999835" table:formula="of:=[.F57]+[.E58]" table:style-name="ce2">
            <text:p>-243,1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Ağustos <text:s text:c="9"/>50 su</text:p>
          </table:table-cell>
          <table:table-cell table:style-name="ce2"/>
          <table:table-cell office:value-type="float" office:value="-333.96" table:style-name="ce1">
            <text:p>-333,96</text:p>
          </table:table-cell>
          <table:table-cell office:value-type="float" office:value="-577.08999999999833" table:formula="of:=[.F58]+[.E59]" table:style-name="ce2">
            <text:p>-577,09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8">
            <text:p>Eylül <text:s text:c="14"/>50 su</text:p>
          </table:table-cell>
          <table:table-cell table:style-name="ce2"/>
          <table:table-cell office:value-type="float" office:value="-324.51" table:style-name="ce1">
            <text:p>-324,51</text:p>
          </table:table-cell>
          <table:table-cell office:value-type="float" office:value="-901.59999999999832" table:formula="of:=[.F59]+[.E60]" table:style-name="ce2">
            <text:p>-901,60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8">
            <text:p>Ekim <text:s text:c="14"/>50 su</text:p>
          </table:table-cell>
          <table:table-cell table:style-name="ce2"/>
          <table:table-cell office:value-type="float" office:value="-331.27" table:style-name="ce1">
            <text:p>-331,27</text:p>
          </table:table-cell>
          <table:table-cell office:value-type="float" office:value="-1232.8699999999983" table:formula="of:=[.F60]+[.E61]" table:style-name="ce2">
            <text:p>-1.232,87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8">
            <text:p>su</text:p>
          </table:table-cell>
          <table:table-cell table:style-name="ce2"/>
          <table:table-cell office:value-type="float" office:value="50" table:style-name="ce1">
            <text:p>50</text:p>
          </table:table-cell>
          <table:table-cell office:value-type="float" office:value="-1182.8699999999983" table:formula="of:=[.F61]+[.E62]" table:style-name="ce2">
            <text:p>-1.182,87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8">
            <text:p>-kasım 2022</text:p>
          </table:table-cell>
          <table:table-cell table:style-name="ce2"/>
          <table:table-cell table:style-name="ce1"/>
          <table:table-cell office:value-type="float" office:value="-1182.8699999999983" table:formula="of:=[.F62]+[.E63]" table:style-name="ce2">
            <text:p>-1.182,87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/>
          <table:table-cell table:style-name="ce2"/>
          <table:table-cell table:style-name="ce1"/>
          <table:table-cell office:value-type="float" office:value="-1182.8699999999983" table:formula="of:=[.F63]+[.E64]" table:style-name="ce2">
            <text:p>-1.182,87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8"/>
          <table:table-cell table:style-name="ce2"/>
          <table:table-cell table:style-name="ce1"/>
          <table:table-cell office:value-type="float" office:value="-1182.8699999999983" table:formula="of:=[.F64]+[.E65]" table:style-name="ce2">
            <text:p>-1.182,87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float" office:value="-1182.8699999999983" table:formula="of:=[.F65]+[.E66]" table:style-name="ce2">
            <text:p>-1.182,87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2. yıl yıllık kira</text:p>
          </table:table-cell>
          <table:table-cell table:style-name="ce1"/>
          <table:table-cell office:value-type="float" office:value="43160" table:style-name="ce2">
            <text:p>43.160,00</text:p>
          </table:table-cell>
          <table:table-cell table:style-name="ce2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tüfe<text:s text:c="9"/></text:p>
          </table:table-cell>
          <table:table-cell table:style-name="ce1"/>
          <table:table-cell office:value-type="float" office:value="89.990740000000002" table:style-name="ce2">
            <text:p>89,99</text:p>
          </table:table-cell>
          <table:table-cell table:style-name="ce2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2022 tüfe</text:p>
          </table:table-cell>
          <table:table-cell table:style-name="ce1"/>
          <table:table-cell office:value-type="float" office:value="38840.003384000003" table:formula="of:=[.E67]*[.E68]/100" table:style-name="ce2">
            <text:p>38.840,00</text:p>
          </table:table-cell>
          <table:table-cell table:style-name="ce2"/>
          <table:table-cell table:number-columns-repeated="16378"/>
        </table:table-row>
        <table:table-row table:style-name="ro1">
          <table:table-cell table:number-columns-repeated="2"/>
          <table:table-cell table:number-columns-repeated="2" table:style-name="ce1"/>
          <table:table-cell table:number-columns-repeated="2" table:style-name="ce2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2022-23 kira bedeli</text:p>
          </table:table-cell>
          <table:table-cell table:style-name="ce1"/>
          <table:table-cell office:value-type="float" office:value="82000.003384000011" table:formula="of:=[.E67]+[.E69]" table:style-name="ce2">
            <text:p>82.000,00</text:p>
          </table:table-cell>
          <table:table-cell office:value-type="float" office:value="80817.133384000015" table:formula="of:=[.F66]+[.E71]" table:style-name="ce2">
            <text:p>80.817,1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1">
            <text:p>21-22 ödeme</text:p>
          </table:table-cell>
          <table:table-cell table:style-name="ce1"/>
          <table:table-cell table:style-name="ce2"/>
          <table:table-cell office:value-type="float" office:value="80817.133384000015" table:formula="of:=[.F71]+[.E72]" table:style-name="ce2">
            <text:p>80.817,13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float" office:value="80817.133384000015" table:formula="of:=[.F72]+[.E73]" table:style-name="ce2">
            <text:p>80.817,13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float" office:value="80817.133384000015" table:formula="of:=[.F73]+[.E74]" table:style-name="ce2">
            <text:p>80.817,1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8">
            <text:p>-aralık 2022</text:p>
          </table:table-cell>
          <table:table-cell table:style-name="ce2"/>
          <table:table-cell table:style-name="ce1"/>
          <table:table-cell office:value-type="float" office:value="80817.133384000015" table:formula="of:=[.F74]+[.E75]" table:style-name="ce2">
            <text:p>80.817,13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float" office:value="80817.133384000015" table:formula="of:=[.F75]+[.E76]" table:style-name="ce2">
            <text:p>80.817,1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8">
            <text:p>Alçıpan + işçilik</text:p>
          </table:table-cell>
          <table:table-cell table:style-name="ce2"/>
          <table:table-cell office:value-type="float" office:value="500" table:style-name="ce1">
            <text:p>500</text:p>
          </table:table-cell>
          <table:table-cell office:value-type="float" office:value="81317.133384000015" table:formula="of:=[.F76]+[.E77]" table:style-name="ce2">
            <text:p>81.317,1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8">
            <text:p>Trapez + işçilik</text:p>
          </table:table-cell>
          <table:table-cell table:style-name="ce2"/>
          <table:table-cell office:value-type="float" office:value="2000" table:style-name="ce1">
            <text:p>2000</text:p>
          </table:table-cell>
          <table:table-cell office:value-type="float" office:value="83317.133384000015" table:formula="of:=[.F77]+[.E78]" table:style-name="ce2">
            <text:p>83.317,1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8">
            <text:p>Oluk + işçilik</text:p>
          </table:table-cell>
          <table:table-cell table:style-name="ce2"/>
          <table:table-cell office:value-type="float" office:value="1500" table:style-name="ce1">
            <text:p>1500</text:p>
          </table:table-cell>
          <table:table-cell office:value-type="float" office:value="84817.133384000015" table:formula="of:=[.F78]+[.E79]" table:style-name="ce2">
            <text:p>84.817,1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8">
            <text:p>Profil 40*40 + işçilik</text:p>
          </table:table-cell>
          <table:table-cell table:style-name="ce2"/>
          <table:table-cell office:value-type="float" office:value="700" table:style-name="ce1">
            <text:p>700</text:p>
          </table:table-cell>
          <table:table-cell office:value-type="float" office:value="85517.133384000015" table:formula="of:=[.F79]+[.E80]" table:style-name="ce2">
            <text:p>85.517,13</text:p>
          </table:table-cell>
          <table:table-cell table:number-columns-repeated="16378"/>
        </table:table-row>
        <table:table-row table:number-rows-repeated="104849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36">
      <number:text>%</number:text>
      <number:number number:decimal-places="2" number:min-decimal-places="2" number:min-integer-digits="1"/>
    </number:percentage-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ayf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0-06-16T08:31:44Z</meta:creation-date>
    <dc:date>2025-01-22T19:20:21Z</dc:date>
    <meta:print-date>2020-10-16T13:45:50Z</meta:print-date>
    <meta:editing-cycles>48</meta:editing-cycles>
    <meta:editing-duration>PT89259S</meta:editing-duration>
  </office:meta>
</office:document-meta>
</file>